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5.89cm"/>
    </style:style>
    <style:style style:name="co3" style:family="table-column">
      <style:table-column-properties fo:break-before="auto" style:column-width="4.7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post</text:p>
          </table:table-cell>
          <table:table-cell table:style-name="ce4" office:value-type="string" calcext:value-type="string">
            <text:p>synonym</text:p>
          </table:table-cell>
          <table:table-cell table:style-name="ce1" office:value-type="string" calcext:value-type="string">
            <text:p>synonym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unction ReportUsage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FormatDuration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FormatInt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SaveOutput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SetStorage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GetStorage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RemoveStorage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SetUp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GetMillis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CountGets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nction CountSets “{” ... “}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CharacterIndex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x</text:p>
          </table:table-cell>
          <table:table-cell office:value-type="string" calcext:value-type="string">
            <text:p>ConsIndex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^ .* GetMillis .* $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^ .* cGets .* $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^ .* cSets .* $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^ .* cHeap .* $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^ .* cReads .* $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^ .* cPrints .* $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unction ReadList</text:p>
          </table:table-cell>
          <table:table-cell office:value-type="string" calcext:value-type="string">
            <text:p>{ ... }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mp_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nction ReadList</text:p>
          </table:table-cell>
          <table:table-cell office:value-type="string" calcext:value-type="string">
            <text:p>{ ... }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temp_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nction ReadList</text:p>
          </table:table-cell>
          <table:table-cell office:value-type="string" calcext:value-type="string">
            <text:p>{ ... }</text:p>
          </table:table-cell>
          <table:table-cell/>
          <table:table-cell table:style-name="ce6" office:value-type="string" calcext:value-type="string">
            <text:p>if (Get(x) == Ord(')')) return -0;</text:p>
          </table:table-cell>
          <table:table-cell office:value-type="string" calcext:value-type="string">
            <text:p>return empty list if end of list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00-00-00</text:date>, <text:time style:data-style-name="N2" text:time-value="00:42:52.489402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00:29:25.018264614</meta:creation-date>
    <dc:date>2022-11-02T00:24:27.826345129</dc:date>
    <meta:editing-duration>P2DT17H49M43S</meta:editing-duration>
    <meta:editing-cycles>2</meta:editing-cycles>
    <meta:generator>LibreOffice/7.0.3.1$MacOSX_X86_64 LibreOffice_project/d7547858d014d4cf69878db179d326fc3483e082</meta:generator>
    <meta:document-statistic meta:table-count="1" meta:cell-count="39" meta:object-count="0"/>
  </office:meta>
</office:document-meta>
</file>